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b25c" officeooo:paragraph-rsid="00253674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bb162" officeooo:paragraph-rsid="000bb162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4dbe9c" officeooo:paragraph-rsid="004dbe9c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5857e7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5857e7" officeooo:paragraph-rsid="005857e7"/>
    </style:style>
    <style:style style:name="P7" style:family="paragraph" style:parent-style-name="Heading_20_1">
      <style:text-properties officeooo:paragraph-rsid="00243c04"/>
    </style:style>
    <style:style style:name="T1" style:family="text">
      <style:text-properties officeooo:rsid="0008b25c"/>
    </style:style>
    <style:style style:name="T2" style:family="text">
      <style:text-properties officeooo:rsid="000d91ce"/>
    </style:style>
    <style:style style:name="T3" style:family="text">
      <style:text-properties officeooo:rsid="001ab0fe"/>
    </style:style>
    <style:style style:name="T4" style:family="text">
      <style:text-properties officeooo:rsid="001b8ccb"/>
    </style:style>
    <style:style style:name="T5" style:family="text">
      <style:text-properties officeooo:rsid="001d38f5"/>
    </style:style>
    <style:style style:name="T6" style:family="text">
      <style:text-properties officeooo:rsid="001ea7af"/>
    </style:style>
    <style:style style:name="T7" style:family="text">
      <style:text-properties officeooo:rsid="001fe3ab"/>
    </style:style>
    <style:style style:name="T8" style:family="text">
      <style:text-properties officeooo:rsid="0021e03e"/>
    </style:style>
    <style:style style:name="T9" style:family="text">
      <style:text-properties officeooo:rsid="002a1e7f"/>
    </style:style>
    <style:style style:name="T10" style:family="text">
      <style:text-properties officeooo:rsid="002a6df9"/>
    </style:style>
    <style:style style:name="T11" style:family="text">
      <style:text-properties officeooo:rsid="003990fd"/>
    </style:style>
    <style:style style:name="T12" style:family="text">
      <style:text-properties officeooo:rsid="003a34bb"/>
    </style:style>
    <style:style style:name="T13" style:family="text">
      <style:text-properties officeooo:rsid="003c6161"/>
    </style:style>
    <style:style style:name="T14" style:family="text">
      <style:text-properties officeooo:rsid="003e555f"/>
    </style:style>
    <style:style style:name="T15" style:family="text">
      <style:text-properties officeooo:rsid="004dbe9c"/>
    </style:style>
    <style:style style:name="T16" style:family="text">
      <style:text-properties officeooo:rsid="004f83be"/>
    </style:style>
    <style:style style:name="T17" style:family="text">
      <style:text-properties officeooo:rsid="004f9eb8"/>
    </style:style>
    <style:style style:name="T18" style:family="text">
      <style:text-properties officeooo:rsid="0054a021"/>
    </style:style>
    <style:style style:name="T19" style:family="text">
      <style:text-properties officeooo:rsid="005bdc38"/>
    </style:style>
    <style:style style:name="T20" style:family="text">
      <style:text-properties officeooo:rsid="005c5703"/>
    </style:style>
    <style:style style:name="T21" style:family="text">
      <style:text-properties officeooo:rsid="005e25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roposal for a C++ module to facilitate Distributed Computing of Parallelisable Tasks</text:h>
      <text:p text:style-name="P1">Ashley Flynn – Academy of Interactive Entertainment – 2018</text:p>
      <text:p text:style-name="Standard">INFT567 - Complex System Project Brief<text:span text:style-name="T1"><text:line-break/></text:span></text:p>
      <text:h text:style-name="Heading_20_2" text:outline-level="2"><text:span text:style-name="T3">Overview</text:span></text:h>
      <text:p text:style-name="P5"><text:line-break/>A distributed system is a model in which networked computers communicate and coordinate their actions in order to achieve a common goal.<text:line-break/></text:p>
      <text:p text:style-name="P6">This has many practical applications in the games industry such as providing a single seamless <text:span text:style-name="T19">MMO </text:span>world managed by multiple servers, render farms generating 3D graphic assets or <text:span text:style-name="T21">processing </text:span>large scale neural networks for advanced machine learning, <text:span text:style-name="T20">and so on.</text:span></text:p>
      <text:p text:style-name="P5"><text:line-break/>The proposed module will <text:span text:style-name="T7">be a .DLL and .LIB, along with header and source code, which will </text:span>facilitate the <text:span text:style-name="T6">d</text:span>istributed <text:span text:style-name="T6">c</text:span>omputing of <text:span text:style-name="T6">p</text:span>arallelisable <text:span text:style-name="T6">t</text:span>asks. The module will allow a<text:span text:style-name="T6">ny parallelisable</text:span> task to be broken down into discreet work packages which can then be shared among multiple computers on a network <text:span text:style-name="T11">(known as nodes)</text:span>.<text:line-break/></text:p>
      <text:p text:style-name="P3">The module will <text:span text:style-name="T13">be able to operate</text:span> as either a host or client <text:span text:style-name="T12">node</text:span>, with a single host managing the distribution o<text:span text:style-name="T9">f </text:span>work packages <text:span text:style-name="T4">to clients. The host will </text:span>collat<text:span text:style-name="T14">e</text:span> the data <text:span text:style-name="T4">resulting from the completed work, which can then be used by program using the module</text:span>.</text:p>
      <text:p text:style-name="P3"><text:line-break/>A host will <text:span text:style-name="T10">optionally </text:span>act as <text:span text:style-name="T8">its own</text:span> client, <text:span text:style-name="T5">performing a share of the work that it divides among its connected client nodes</text:span>.</text:p>
      <text:h text:style-name="Heading_20_2" text:outline-level="2">Dependencies</text:h>
      <text:p text:style-name="P3"><text:line-break/>The module will <text:span text:style-name="T2">be written in C++14 to take advantage of its straightforward multithreading capabilities to gain the maximum performance from each client node, and will </text:span>rely o<text:span text:style-name="T2">n </text:span>the networking component of SFML <text:a xlink:type="simple" xlink:href="https://www.sfml-dev.org/" text:style-name="Internet_20_link" text:visited-style-name="Visited_20_Internet_20_Link">https://www.sfml-dev.org/</text:a> <text:span text:style-name="T6">to provide a robust and well supported communications core.<text:line-break/><text:line-break/>Time permitting, GPU maths processing will be added as an optional extra, which will utilise the graphics component of SFML to access the GPU core of each node computer.</text:span></text:p>
      <text:p text:style-name="P2"/>
      <text:h text:style-name="Heading_20_2" text:outline-level="2">Examples, Test and Benchmarking</text:h>
      <text:p text:style-name="P3"><text:line-break/><text:span text:style-name="T15">An automated test and benchmark suite will perform empirical testing of the module and a connected cluster using a standardised set of test data.</text:span></text:p>
      <text:p text:style-name="P3"/>
      <text:p text:style-name="P4">An example of practical use of the module will take the form of a Mandelbrot fractal calculator, able to visualise and zoom into fractals <text:span text:style-name="T18">to zoom depths beyond single float precision </text:span>in real time. This task would normally be too computationally expensive for a <text:span text:style-name="T17">single </text:span>standard PC to achieve by itself. <text:span text:style-name="T16">Time permitting, a second example will be to perform a real time fluid dynamics visualisation on a very large and high resolution data s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21:00.324000000</meta:creation-date>
    <dc:date>2018-03-16T10:41:46.540000000</dc:date>
    <meta:editing-duration>PT1H32M41S</meta:editing-duration>
    <meta:editing-cycles>78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4" meta:word-count="387" meta:character-count="2397" meta:non-whitespace-character-count="2013"/>
  </office:meta>
</office:document-meta>
</file>